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paragraph-properties fo:margin-top="0in" fo:margin-bottom="0.139in" loext:contextual-spacing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-asian="Calibri1" style:font-name-complex="Calibri1"/>
    </style:style>
    <style:style style:name="P4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5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7" style:family="paragraph" style:parent-style-name="Standard" style:list-style-name="WWNum3">
      <style:paragraph-properties fo:hyphenation-ladder-count="no-limit"/>
      <style:text-properties style:font-name="Calibri" fo:font-size="11pt" officeooo:paragraph-rsid="0009bf3b" style:font-name-asian="Calibri1" style:font-size-asian="11pt" style:font-name-complex="Calibri1" style:font-size-complex="11pt" fo:hyphenate="false" fo:hyphenation-remain-char-count="2" fo:hyphenation-push-char-count="2"/>
    </style:style>
    <style:style style:name="P8" style:family="paragraph" style:parent-style-name="Standard" style:list-style-name="WWNum3">
      <style:paragraph-properties fo:hyphenation-ladder-count="no-limit"/>
      <style:text-properties style:font-name="Calibri" fo:font-size="11pt" officeooo:rsid="0006d589" officeooo:paragraph-rsid="0009bf3b" style:font-name-asian="Calibri1" style:font-size-asian="11pt" style:font-name-complex="Calibri1" style:font-size-complex="11pt" fo:hyphenate="false" fo:hyphenation-remain-char-count="2" fo:hyphenation-push-char-count="2"/>
    </style:style>
    <style:style style:name="P9" style:family="paragraph" style:parent-style-name="Standard">
      <style:text-properties style:font-name="Calibri" fo:font-size="11pt" officeooo:paragraph-rsid="0009bf3b" style:font-name-asian="Calibri1" style:font-size-asian="11pt" style:font-name-complex="Calibri1" style:font-size-complex="11pt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style:font-name-asian="Calibri1" style:font-size-asian="11pt" style:font-name-complex="Calibri1" style:font-size-complex="11pt"/>
    </style:style>
    <style:style style:name="T3" style:family="text">
      <style:text-properties style:font-name="Calibri" fo:font-size="11pt" officeooo:rsid="00025284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officeooo:rsid="0003e557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089b65" style:font-name-asian="Calibri1" style:font-size-asian="11pt" style:font-name-complex="Calibri1" style:font-size-complex="11pt"/>
    </style:style>
    <style:style style:name="T6" style:family="text">
      <style:text-properties officeooo:rsid="0005d2cf"/>
    </style:style>
    <style:style style:name="T7" style:family="text">
      <style:text-properties officeooo:rsid="00067558"/>
    </style:style>
    <style:style style:name="T8" style:family="text">
      <style:text-properties officeooo:rsid="0006d589"/>
    </style:style>
    <style:style style:name="T9" style:family="text">
      <style:text-properties officeooo:rsid="0004e5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><text:span text:style-name="T1">Title</text:span><text:span text:style-name="T2">: App </text:span><text:span text:style-name="T3">Service</text:span><text:span text:style-name="T2"> </text:span><text:span text:style-name="T5">Menu Button</text:span></text:p>
      <text:p text:style-name="P2"><text:span text:style-name="T1">Description:</text:span><text:span text:style-name="T2"> <text:s/>Enables the User to </text:span><text:span text:style-name="T4">begin searching through the Service List Items representing available Services at the PSU Harrisburg Campus</text:span><text:span text:style-name="T2">.</text:span></text:p>
      <text:p text:style-name="P1">Pre-conditions:</text:p>
      <text:list xml:id="list1100574758870177685" text:style-name="WWNum1">
        <text:list-item>
          <text:p text:style-name="P10">The User has successfully installed the App.</text:p>
        </text:list-item>
        <text:list-item>
          <text:p text:style-name="P10">The App is open and has focus.</text:p>
        </text:list-item>
      </text:list>
      <text:p text:style-name="P3"/>
      <text:p text:style-name="P1">Post-conditions:</text:p>
      <text:list xml:id="list3475821412820041489" text:style-name="WWNum4">
        <text:list-item>
          <text:p text:style-name="P5">The App displays the <text:span text:style-name="T6">Service Search </text:span>Screen.</text:p>
        </text:list-item>
      </text:list>
      <text:p text:style-name="P1"/>
      <text:p text:style-name="P1">Actors:</text:p>
      <text:list xml:id="list5219143463040075731" text:style-name="WWNum2">
        <text:list-item>
          <text:p text:style-name="P11">User</text:p>
        </text:list-item>
        <text:list-item>
          <text:p text:style-name="P11">App</text:p>
        </text:list-item>
      </text:list>
      <text:p text:style-name="P3"/>
      <text:p text:style-name="P1">Main Success Scenario: <text:s/></text:p>
      <text:list xml:id="list3012264787146994324" text:style-name="WWNum3">
        <text:list-item>
          <text:p text:style-name="P7"><text:span text:style-name="T9">The </text:span>User presses the <text:span text:style-name="T7">Service</text:span> Menu Button.</text:p>
        </text:list-item>
        <text:list-item>
          <text:p text:style-name="P8"><text:span text:style-name="T9">The </text:span>App gathers a list of Service names from the Service Directory.</text:p>
        </text:list-item>
        <text:list-item>
          <text:p text:style-name="P7"><text:span text:style-name="T9">The </text:span>App displays the <text:span text:style-name="T8">Service Search Screen with the Search Bar at the top and a list of clickable Service List Items populated by the list of Service names</text:span>.</text:p>
        </text:list-item>
      </text:list>
      <text:p text:style-name="P4"/>
      <text:p text:style-name="Standard"><text:span text:style-name="T1">Alternate Flow 1</text:span><text:span text:style-name="T2">:</text:span></text:p>
      <text:p text:style-name="P9"><text:s text:c="7"/>1B. <text:s text:c="2"/><text:span text:style-name="T9">The </text:span>App receives an interrupt signal from the operating system and looses focus.</text:p>
      <text:p text:style-name="P9"><text:s text:c="7"/>2B. <text:s text:c="2"/><text:span text:style-name="T9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4:00</meta:creation-date>
    <dc:language>en-US</dc:language>
    <dc:date>2016-01-27T12:37:05.898000000</dc:date>
    <meta:editing-cycles>37</meta:editing-cycles>
    <meta:editing-duration>PT3H5M52S</meta:editing-duration>
    <meta:generator>LibreOffice/4.3.3.2$Windows_x86 LibreOffice_project/9bb7eadab57b6755b1265afa86e04bf45fbfc644</meta:generator>
    <meta:document-statistic meta:table-count="0" meta:image-count="0" meta:object-count="0" meta:page-count="1" meta:paragraph-count="17" meta:word-count="142" meta:character-count="826" meta:non-whitespace-character-count="688"/>
    <meta:template xlink:type="simple" xlink:actuate="onRequest" xlink:title="Normal.dotm" xlink:href=""/>
  </office:meta>
</office:document-meta>
</file>